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GB" officeooo:rsid="0014bed6" officeooo:paragraph-rsid="0014bed6"/>
    </style:style>
    <style:style style:name="P2" style:family="paragraph" style:parent-style-name="Standard" style:list-style-name="L1">
      <style:text-properties fo:language="en" fo:country="GB" officeooo:rsid="00100a57" officeooo:paragraph-rsid="00100a57"/>
    </style:style>
    <style:style style:name="P3" style:family="paragraph" style:parent-style-name="Standard" style:list-style-name="L1">
      <style:text-properties fo:language="en" fo:country="GB" officeooo:rsid="001091ca" officeooo:paragraph-rsid="0011959c"/>
    </style:style>
    <style:style style:name="P4" style:family="paragraph" style:parent-style-name="Standard" style:list-style-name="L1">
      <style:text-properties fo:language="en" fo:country="GB" officeooo:rsid="0011959c" officeooo:paragraph-rsid="0011959c"/>
    </style:style>
    <style:style style:name="P5" style:family="paragraph" style:parent-style-name="Standard" style:list-style-name="L1">
      <style:text-properties fo:language="en" fo:country="GB" officeooo:rsid="0012ed88" officeooo:paragraph-rsid="0012ed88"/>
    </style:style>
    <style:style style:name="P6" style:family="paragraph" style:parent-style-name="Standard" style:list-style-name="L1">
      <style:text-properties fo:language="en" fo:country="GB" officeooo:rsid="0013acfe" officeooo:paragraph-rsid="0013acfe"/>
    </style:style>
    <style:style style:name="T1" style:family="text">
      <style:text-properties officeooo:rsid="001091ca"/>
    </style:style>
    <style:style style:name="T2" style:family="text">
      <style:text-properties officeooo:rsid="0011959c"/>
    </style:style>
    <style:style style:name="T3" style:family="text">
      <style:text-properties officeooo:rsid="0013acfe"/>
    </style:style>
    <style:style style:name="T4" style:family="text">
      <style:text-properties officeooo:rsid="0015b4f5"/>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nswers to the hands on session:</text:h>
      <text:p text:style-name="P1"/>
      <text:list xml:id="list1791460637" text:style-name="L1">
        <text:list-item>
          <text:p text:style-name="P2"><text:span text:style-name="T5">Question 1:</text:span> <text:s/>As we are using ratios, having a 0 at the denominator would not be possible. As we are using log of ratios, having a 0 at the nominator would lead to taking the log of 0, which would not be possible either.</text:p>
        </text:list-item>
        <text:list-item>
          <text:p text:style-name="P2"><text:span text:style-name="T5">Question 2:</text:span> In OTU tables, the 0s can represent a true 0, meaning that the OTU is really not present in the sample. However, they could also be the result of a lack of sequencing depth, while the OTU is actually present in the sample. The difficulty is that it is impossible to know if the given OTU is real or an artefact, so how do you treat it?</text:p>
        </text:list-item>
        <text:list-item>
          <text:p text:style-name="P2"><text:span text:style-name="T5">Question 3:</text:span> It makes the sum of all parts equal to 1 for each sample. As a comparison, looking at percentages is like setting a closure to 100.</text:p>
        </text:list-item>
        <text:list-item>
          <text:p text:style-name="P2"><text:span text:style-name="T5">Question 4:</text:span> If you rotate the plot, you can see that most of the rays are nearly align on the PC1/PC2 plan, and don’t deviate towards the PC3.</text:p>
        </text:list-item>
        <text:list-item>
          <text:p text:style-name="P2"><text:span text:style-name="T5">Question 5:</text:span> The length of the link between <text:span text:style-name="T1">2 OTUs in the covariance biplot </text:span><text:span text:style-name="T4">is proportional to the standard deviation of the log-ratio (up to the projection).</text:span></text:p>
        </text:list-item>
        <text:list-item>
          <text:p text:style-name="P3"><text:span text:style-name="T5">Question 6:</text:span> The link clr.z_<text:span text:style-name="T2">O</text:span>7/clr.z_<text:span text:style-name="T2">O</text:span>28 shows that the ratio clr.z_<text:span text:style-name="T2">O</text:span>7/clr.z_<text:span text:style-name="T2">O</text:span>28 decreases when moving from <text:span text:style-name="T2">green to red. Alternatively, the </text:span>ratio clr.z_<text:span text:style-name="T2">O28</text:span>/clr.z_<text:span text:style-name="T2">O7 increases from green to red. Note that instead of O28, O5 or O9 could have done the job too. Moving towards the blue group can be explained by a decrease in the clr.z_O15/clr.z_06 ratio. The links explaining the differentiation between green, red and blue are nearly orthogonal, showing little relationship between these processes.</text:span></text:p>
        </text:list-item>
        <text:list-item>
          <text:p text:style-name="P4"><text:span text:style-name="T5">Question 7:</text:span> O5/O9, O7/O11, and O15 point in 3 different directions allowing us to likely explain the clustering on a plane.</text:p>
        </text:list-item>
        <text:list-item>
          <text:p text:style-name="P5"><text:span text:style-name="T5">Question 8:</text:span> The second balance discriminate the green group from the two others. Indeed, on the biplot, if one draws a link from O7/O11 on one end and O5/O9 on the other end, the orthogonal projections of each group on the link would differentiate the green group from the two others.</text:p>
        </text:list-item>
        <text:list-item>
          <text:p text:style-name="P5"><text:span text:style-name="T5">Question 9:</text:span> No they don’t (small vertical bar), nor discriminate between the groups (overlapping boxplot). Furthermore the group variances for these balances are sometimes higher than the variance between groups. By looking at the biplot, one can see that the rays of each component of each balance are going in the same direction and convey nearly the same information. Therefore their balance can’t <text:span text:style-name="T3">help discriminate the groups.</text:span></text:p>
        </text:list-item>
        <text:list-item>
          <text:p text:style-name="P6"><text:span text:style-name="T5">Question 10:</text:span> Because in compositional data parts should not be studied alone. One should look at ratios between different parts. For example the ratio O7/O5. It is possible that the relative abundance of O7 increases from green to red, but if the relative abundance of O5 increase even more, then the O7/O5 ratio from green to red will decrease… Note that this is not the case here.</text:p>
        </text:list-item>
        <text:list-item>
          <text:p text:style-name="P6"><text:span text:style-name="T5">Question 11:</text:span> The resulting biplot should be the same. This is the principle of scale invariance (scaling the composition does not influence the distances). However, in the original table, there were still some Os, which break the scale invariance principle. Another reason why compositional data cannot have Os.</text:p>
        </text:list-item>
        <text:list-item>
          <text:p text:style-name="P6"><text:span text:style-name="T5">Question 12:</text:span> This is the principle of permutation invariance, meaning that the order of the parts in a composition has no importance in its analysis.</text:p>
        </text:list-item>
        <text:list-item>
          <text:p text:style-name="P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b" fo:country="NO"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9T15:47:50.959904670</meta:creation-date>
    <dc:date>2021-08-19T22:14:55.934560530</dc:date>
    <meta:editing-duration>PT52M20S</meta:editing-duration>
    <meta:editing-cycles>4</meta:editing-cycles>
    <meta:generator>LibreOffice/7.1.5.2$Linux_X86_64 LibreOffice_project/10$Build-2</meta:generator>
    <meta:document-statistic meta:table-count="0" meta:image-count="0" meta:object-count="0" meta:page-count="1" meta:paragraph-count="14" meta:word-count="568" meta:character-count="3228" meta:non-whitespace-character-count="2685"/>
  </office:meta>
</office:document-meta>
</file>